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system" style:font-pitch="variable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PreformattedText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8" style:parent-style-name="Standard" style:family="paragraph">
      <style:text-properties style:font-name="Times New Roman" style:font-name-complex="Times New Roman" fo:color="#000000"/>
    </style:style>
    <style:style style:name="T9" style:parent-style-name="Fonteparág.padrão" style:family="text">
      <style:text-properties style:font-name="Times New Roman" style:font-name-complex="Times New Roman" fo:color="#000000"/>
    </style:style>
    <style:style style:name="T10" style:parent-style-name="Fonteparág.padrão" style:family="text">
      <style:text-properties style:font-name="Times New Roman" style:font-name-complex="Times New Roman" fo:color="#000000"/>
    </style:style>
    <style:style style:name="T11" style:parent-style-name="Fonteparág.padrão" style:family="text">
      <style:text-properties style:font-name="Times New Roman" style:font-name-complex="Times New Roman" fo:color="#000000"/>
    </style:style>
    <style:style style:name="T12" style:parent-style-name="Fonteparág.padrão" style:family="text">
      <style:text-properties style:font-name="Times New Roman" style:font-name-complex="Times New Roman" fo:color="#000000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T16" style:parent-style-name="Fonteparág.padrão" style:family="text">
      <style:text-properties style:font-name="Times New Roman" style:font-name-complex="Times New Roman" fo:color="#000000"/>
    </style:style>
    <style:style style:name="T17" style:parent-style-name="Fonteparág.padrão" style:family="text">
      <style:text-properties style:font-name="Times New Roman" style:font-name-complex="Times New Roman" fo:color="#000000"/>
    </style:style>
    <style:style style:name="T18" style:parent-style-name="Fonteparág.padrão" style:family="text">
      <style:text-properties style:font-name="Times New Roman" style:font-name-complex="Times New Roman" fo:color="#000000"/>
    </style:style>
    <style:style style:name="P19" style:parent-style-name="Standard" style:family="paragraph">
      <style:text-properties style:font-name="Times New Roman" style:font-name-complex="Times New Roman" fo:color="#000000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 fo:color="#000000"/>
    </style:style>
    <style:style style:name="P24" style:parent-style-name="Standard" style:family="paragraph">
      <style:text-properties style:font-name="Times New Roman" style:font-name-complex="Times New Roman" fo:color="#000000"/>
    </style:style>
    <style:style style:name="T25" style:parent-style-name="Fonteparág.padrão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26" style:parent-style-name="Fonteparág.padrão" style:family="text">
      <style:text-properties style:font-name="Times New Roman" style:font-name-complex="Times New Roman" fo:font-weight="bold" style:font-weight-asian="bold" style:font-weight-complex="bold" style:font-style-complex="italic" fo:color="#000000"/>
    </style:style>
    <style:style style:name="T27" style:parent-style-name="Fonteparág.padrão" style:family="text">
      <style:text-properties style:font-name="Times New Roman" style:font-name-complex="Times New Roman" fo:font-weight="bold" style:font-weight-asian="bold" style:font-weight-complex="bold" style:font-style-complex="italic" fo:color="#000000"/>
    </style:style>
    <style:style style:name="T28" style:parent-style-name="Fonteparág.padrão" style:family="text">
      <style:text-properties style:font-name="Times New Roman" style:font-name-complex="Times New Roman" fo:font-weight="bold" style:font-weight-asian="bold" style:font-weight-complex="bold" style:font-style-complex="italic" fo:color="#000000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style:font-weight-complex="bold" style:font-style-complex="italic" fo:color="#000000"/>
    </style:style>
    <style:style style:name="T30" style:parent-style-name="Fonteparág.padrão" style:family="text">
      <style:text-properties style:font-name="Times New Roman" style:font-name-complex="Times New Roman" fo:font-weight="bold" style:font-weight-asian="bold" style:font-weight-complex="bold" style:font-style-complex="italic" fo:color="#000000"/>
    </style:style>
    <style:style style:name="T31" style:parent-style-name="Fonteparág.padrão" style:family="text">
      <style:text-properties style:font-name="Times New Roman" style:font-name-complex="Times New Roman" fo:font-weight="bold" style:font-weight-asian="bold" style:font-weight-complex="bold" style:font-style-complex="italic" fo:color="#000000"/>
    </style:style>
    <style:style style:name="P32" style:parent-style-name="Standard" style:family="paragraph">
      <style:text-properties style:font-name="Times New Roman" style:font-name-complex="Times New Roman" fo:color="#000000"/>
    </style:style>
    <style:style style:name="P33" style:parent-style-name="Standard" style:family="paragraph">
      <style:text-properties style:font-name="Times New Roman" style:font-name-complex="Times New Roman" fo:color="#000000"/>
    </style:style>
    <style:style style:name="T34" style:parent-style-name="Fonteparág.padrão" style:family="text">
      <style:text-properties style:font-name="Times New Roman" style:font-name-complex="Times New Roman" fo:color="#000000"/>
    </style:style>
    <style:style style:name="T35" style:parent-style-name="Fonteparág.padrão" style:family="text">
      <style:text-properties style:font-name="Times New Roman" style:font-name-complex="Times New Roman" fo:color="#000000"/>
    </style:style>
    <style:style style:name="T36" style:parent-style-name="Fonteparág.padrão" style:family="text">
      <style:text-properties style:font-name="Times New Roman" style:font-name-complex="Times New Roman" fo:color="#000000"/>
    </style:style>
    <style:style style:name="P37" style:parent-style-name="Standard" style:family="paragraph">
      <style:text-properties style:font-name="Times New Roman" style:font-name-complex="Times New Roman"/>
    </style:style>
    <style:style style:name="T38" style:parent-style-name="Fonteparág.padrão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39" style:parent-style-name="Standard" style:family="paragraph">
      <style:text-properties style:font-name="Times New Roman" style:font-name-complex="Times New Roman"/>
    </style:style>
    <style:style style:name="T40" style:parent-style-name="Fonteparág.padrão" style:family="text">
      <style:text-properties style:font-name="Times New Roman" style:font-name-complex="Times New Roman" fo:color="#000000"/>
    </style:style>
    <style:style style:name="T41" style:parent-style-name="Fonteparág.padrão" style:family="text">
      <style:text-properties style:font-name="Times New Roman" style:font-name-complex="Times New Roman" fo:color="#000000"/>
    </style:style>
    <style:style style:name="T42" style:parent-style-name="Fonteparág.padrão" style:family="text">
      <style:text-properties style:font-name="Times New Roman" style:font-name-complex="Times New Roman" fo:color="#000000"/>
    </style:style>
    <style:style style:name="T43" style:parent-style-name="Fonteparág.padrão" style:family="text">
      <style:text-properties style:font-name="Times New Roman" style:font-name-complex="Times New Roman" fo:color="#000000"/>
    </style:style>
    <style:style style:name="T44" style:parent-style-name="Fonteparág.padrão" style:family="text">
      <style:text-properties style:font-name="Times New Roman" style:font-name-complex="Times New Roman" fo:color="#727CA3"/>
    </style:style>
    <style:style style:name="T45" style:parent-style-name="Fonteparág.padrão" style:family="text">
      <style:text-properties style:font-name="Times New Roman" style:font-name-complex="Times New Roman" fo:color="#000000"/>
    </style:style>
    <style:style style:name="T46" style:parent-style-name="Fonteparág.padrão" style:family="text">
      <style:text-properties style:font-name="Times New Roman" style:font-name-complex="Times New Roman" fo:color="#000000"/>
    </style:style>
    <style:style style:name="T47" style:parent-style-name="Fonteparág.padrão" style:family="text">
      <style:text-properties style:font-name="Times New Roman" style:font-name-complex="Times New Roman" fo:color="#000000"/>
    </style:style>
    <style:style style:name="T48" style:parent-style-name="Fonteparág.padrão" style:family="text">
      <style:text-properties style:font-name="Times New Roman" style:font-name-complex="Times New Roman" fo:color="#000000"/>
    </style:style>
    <style:style style:name="T49" style:parent-style-name="Fonteparág.padrão" style:family="text">
      <style:text-properties style:font-name="Times New Roman" style:font-name-complex="Times New Roman" fo:color="#000000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 fo:font-weight="bold" style:font-weight-asian="bold" style:font-weight-complex="bold" fo:color="#000000"/>
    </style:style>
    <style:style style:name="P52" style:parent-style-name="Standard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 fo:color="#000000"/>
    </style:style>
    <style:style style:name="T54" style:parent-style-name="StrongEmphasis" style:family="text">
      <style:text-properties style:font-name="Times New Roman" style:font-name-complex="Times New Roman" fo:color="#000000"/>
    </style:style>
    <style:style style:name="P55" style:parent-style-name="Textbody" style:family="paragraph">
      <style:paragraph-properties style:contextual-spacing="true" fo:margin-bottom="0.0833in" fo:line-height="150%"/>
      <style:text-properties style:font-name="Times New Roman" style:font-name-complex="Times New Roman" fo:color="#000000"/>
    </style:style>
    <style:style style:name="P56" style:parent-style-name="Textbody" style:family="paragraph">
      <style:paragraph-properties style:contextual-spacing="true" fo:margin-bottom="0.0833in" fo:line-height="150%"/>
      <style:text-properties style:font-name="Times New Roman" style:font-name-complex="Times New Roman" fo:color="#000000"/>
    </style:style>
    <style:style style:name="P57" style:parent-style-name="Textbody" style:family="paragraph">
      <style:paragraph-properties style:contextual-spacing="true" fo:margin-bottom="0.0833in" fo:line-height="150%"/>
      <style:text-properties style:font-name="Times New Roman" style:font-name-complex="Times New Roman" fo:color="#000000"/>
    </style:style>
    <style:style style:name="P58" style:parent-style-name="Textbody" style:family="paragraph">
      <style:paragraph-properties style:contextual-spacing="true" fo:margin-bottom="0.0833in" fo:line-height="150%"/>
      <style:text-properties style:font-name="Times New Roman" style:font-name-complex="Times New Roman" fo:color="#000000"/>
    </style:style>
    <style:style style:name="P59" style:parent-style-name="Textbody" style:family="paragraph">
      <style:paragraph-properties fo:margin-bottom="0in" fo:line-height="150%" fo:background-color="#FFFFFF"/>
    </style:style>
    <style:style style:name="T60" style:parent-style-name="StrongEmphasis" style:family="text">
      <style:text-properties style:font-name="Times New Roman" style:font-name-complex="Times New Roman" fo:color="#000000"/>
    </style:style>
    <style:style style:name="P61" style:parent-style-name="Textbody" style:family="paragraph">
      <style:paragraph-properties style:contextual-spacing="true" fo:margin-bottom="0.0833in" fo:line-height="150%"/>
      <style:text-properties style:font-name="Times New Roman" style:font-name-complex="Times New Roman" fo:color="#000000"/>
    </style:style>
    <style:style style:name="P62" style:parent-style-name="Textbody" style:family="paragraph">
      <style:paragraph-properties style:contextual-spacing="true" fo:margin-bottom="0.0833in" fo:line-height="150%"/>
      <style:text-properties style:font-name="Times New Roman" style:font-name-complex="Times New Roman" fo:color="#000000"/>
    </style:style>
    <style:style style:name="P63" style:parent-style-name="Textbody" style:family="paragraph">
      <style:paragraph-properties style:contextual-spacing="true" fo:margin-bottom="0.0833in" fo:line-height="150%"/>
      <style:text-properties style:font-name="Times New Roman" style:font-name-complex="Times New Roman" fo:color="#000000"/>
    </style:style>
    <style:style style:name="P64" style:parent-style-name="Standard" style:family="paragraph">
      <style:text-properties fo:font-size="22pt" style:font-size-asian="22pt"/>
    </style:style>
    <style:style style:name="P65" style:parent-style-name="Standard" style:family="paragraph">
      <style:text-properties style:font-name="Cambria" fo:color="#000000"/>
    </style:style>
    <style:style style:name="P66" style:parent-style-name="Standard" style:family="paragraph">
      <style:text-properties style:font-name="Cambria" fo:color="#000000"/>
    </style:style>
    <style:style style:name="P67" style:parent-style-name="Standard" style:family="paragraph">
      <style:text-properties style:font-name="Cambria" fo:color="#000000" fo:font-size="22pt" style:font-size-asian="22pt"/>
    </style:style>
    <style:style style:name="P68" style:parent-style-name="Standard" style:family="paragraph">
      <style:text-properties style:font-name="Cambria" fo:color="#000000" fo:font-size="22pt" style:font-size-asian="22pt"/>
    </style:style>
    <style:style style:name="P69" style:parent-style-name="Standard" style:family="paragraph">
      <style:text-properties style:font-name="Calibri"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>Exercício Aula 02</text:p>
      <text:p text:style-name="P2">Professor: Felipe Lobo</text:p>
      <text:p text:style-name="P3">Matrícula:<text:s/>2020000315</text:p>
      <text:p text:style-name="P4">Aluno:<text:s/>Eduardo Henrique de Almeida Izidorio</text:p>
      <text:p text:style-name="P5"/>
      <text:p text:style-name="P6"/>
      <text:p text:style-name="P7">1. Segundo a aula, atualmente existem dois tipos de tecnologias de transmissão em uso: links de difusão e links ponto a ponto.<text:s/>Descreva o funcionamento dos links de difusão e dê dois exemplos de topologia de rede ligada a esta configuração.</text:p>
      <text:p text:style-name="P8"/>
      <text:p text:style-name="Standard"><text:span text:style-name="T9">As redes de difusão têm</text:span><text:span text:style-name="T10"><text:s/>apenas um canal de comunicação, compartilhado por todas as máquinas da rede. Mensagens curtas que em determinados con</text:span><text:span text:style-name="T11">textos são chamados pacotes, enviadas por qualquer máquina, são recebidas por todas as outras. Um campo de endereço dentro de cada pacote especifica o destinatário pretendido. Quando uma máquina recebe o pacote, esta verifica o campo de endereço e se for i</text:span><text:span text:style-name="T12">dêntico ao endereço da referida máquina, ela o processará; se for diferente, o pacote será ignorado.</text:span></text:p>
      <text:p text:style-name="P13">Ex: barramento e anel</text:p>
      <text:p text:style-name="P14"/>
      <text:p text:style-name="P15">2. Descreva o funcionamento dos links ponto a ponto e dê 2 exemplos de topologia de rede.</text:p>
      <text:p text:style-name="Standard"><text:span text:style-name="T16"><text:s/></text:span></text:p>
      <text:p text:style-name="Standard"><text:span text:style-name="T17">Que consistem em muitas conexões entre p</text:span><text:span text:style-name="T18">ares de máquinas individuais. Para ir da origem ao destino, um pacote deve visitar primeiro uma ou mais máquinas intermediárias.</text:span></text:p>
      <text:p text:style-name="P19">Ex:<text:s/>Árvore, Estrela.</text:p>
      <text:p text:style-name="P20"/>
      <text:p text:style-name="P21">3. No que se baseia a classificação em escala? Indique que tipos de redes vamos ter ao utilizarmos tal classificação.</text:p>
      <text:p text:style-name="P22"/>
      <text:p text:style-name="P23">Neste modelo a distância é de fundamental importância como métrica de classificação, pois são empregadas diferentes técnicas em escalas distintas. Simplex, Half-Duplex e Full-duplex.</text:p>
      <text:p text:style-name="P24"/>
      <text:p text:style-name="Standard"><text:span text:style-name="T25">4. Defina<text:s/></text:span><text:span text:style-name="T26">simplex</text:span><text:span text:style-name="T27">,<text:s/></text:span><text:span text:style-name="T28">half-duplex<text:s/></text:span><text:span text:style-name="T29">e<text:s/></text:span><text:span text:style-name="T30">full-duplex</text:span><text:span text:style-name="T31">.</text:span></text:p>
      <text:p text:style-name="P32"/>
      <text:p text:style-name="P33">Simplex: o enlace é utilizado apenas em um dos dois possíveis sentidos da transmissão.</text:p>
      <text:p text:style-name="Standard"><text:span text:style-name="T34">Half-Duplex: o enlace é utilizado nos dois possíveis sentidos de transmissão, porém apenas um por vez.</text:span></text:p>
      <text:p text:style-name="Standard"><text:span text:style-name="T35">Full-duplex: o enlace é utilizado nos dois possíveis sentidos de transmissão simultaneame</text:span><text:span text:style-name="T36">nte.</text:span></text:p>
      <text:p text:style-name="P37"/>
      <text:p text:style-name="Standard"><text:span text:style-name="T38">5. “As LANs têm três características que as distinguem de outros tipos de redes: tamanho, tecnologia de transmissão e topologia”. Discorra sobre cada característica referente à LAN.</text:span></text:p>
      <text:p text:style-name="P39"/>
      <text:p text:style-name="Standard"><text:span text:style-name="T40">As LANs têm um tamanho restrito, o que significa que o pior tempo d</text:span><text:span text:style-name="T41">e transmissão é limitado e conhecido com antecedência. O conhecimento desse limite permite a utilização de determinados tipos de projetos que em outras circunstâncias não seriam possíveis, além de simplificar o gerenciamento da rede.</text:span></text:p>
      <text:p text:style-name="Standard"><text:span text:style-name="T42">A tecnologia de transm</text:span><text:span text:style-name="T43">issão das LANs quase sempre consiste em um cabo, ao qual todas as máquinas estão conectadas. As LANs tradicionais funcionam em velocidades de 10 a 100 Mbps, têm baixo retardo (microssegundos ou nanossegundos) e cometem pouquíssimos erros.</text:span><text:span text:style-name="T44"><text:s/></text:span><text:span text:style-name="T45">As LANs mais mode</text:span><text:span text:style-name="T46">rnas operam em até 10 Gbps.</text:span></text:p>
      <text:p text:style-name="Standard"><text:span text:style-name="T47">Topologia (Difusão) Uma rede em anel consiste em estações conectadas através de um caminho fechado, formando um anel/círculo. Por questões de confiabilidade, o anel não interliga as estações diretamente, mas consiste em uma séri</text:span><text:span text:style-name="T48">e de repetidores ligados por um meio físico, sendo cada estação ligada a esses repetidores</text:span><text:span text:style-name="T49">.</text:span></text:p>
      <text:p text:style-name="P50"/>
      <text:p text:style-name="P51">6. Pesquise sobre topologia de rede estrela e explique seu funcionamento.</text:p>
      <text:p text:style-name="P52"/>
      <text:p text:style-name="P53">É o tipo de configuração mais comum. A rede é organizada de forma que os nós sejam conectados a um hub central, que atua como um servidor. O hub gerencia a transmissão de dados pela rede. Ou seja, qualquer dado enviado pela rede viaja pelo hub central antes de terminar em seu destino.</text:p>
      <text:p text:style-name="Textbody"><text:bookmark-start text:name="viewer-aap3q"/><text:bookmark-end text:name="viewer-aap3q"/><text:span text:style-name="T54">PRÓS:</text:span></text:p>
      <text:p text:style-name="P55"><text:bookmark-start text:name="viewer-p2h7"/><text:bookmark-end text:name="viewer-p2h7"/>Gerenciamento conveniente de um local central</text:p>
      <text:p text:style-name="P56"><text:bookmark-start text:name="viewer-5llk"/><text:bookmark-end text:name="viewer-5llk"/>Se um nó falhar, a rede ainda funciona</text:p>
      <text:p text:style-name="P57"><text:bookmark-start text:name="viewer-scs0"/><text:bookmark-end text:name="viewer-scs0"/>Os dispositivos podem ser adicionados ou removidos sem interromper a rede</text:p>
      <text:p text:style-name="P58"><text:bookmark-start text:name="viewer-43ei8"/><text:bookmark-end text:name="viewer-43ei8"/>Mais fácil de identificar e isolar problemas de desempenho</text:p>
      <text:p text:style-name="P59"><text:bookmark-start text:name="viewer-cn9ar"/><text:bookmark-end text:name="viewer-cn9ar"/><text:span text:style-name="T60">CONTRAS:</text:span></text:p>
      <text:p text:style-name="P61"><text:bookmark-start text:name="viewer-6ni9q"/><text:bookmark-end text:name="viewer-6ni9q"/>Se o hub central<text:s/>falhar, toda a sua rede cairá</text:p>
      <text:p text:style-name="P62"><text:bookmark-start text:name="viewer-38lnh"/><text:bookmark-end text:name="viewer-38lnh"/>O desempenho e a largura de banda são limitados pelo nó central</text:p>
      <text:p text:style-name="P63"><text:bookmark-start text:name="viewer-dhrsf"/><text:bookmark-end text:name="viewer-dhrsf"/>Pode ser caro para operar</text:p>
      <text:p text:style-name="P64"/>
      <text:p text:style-name="Standard"/>
      <text:p text:style-name="Standard"/>
      <text:p text:style-name="P65"/>
      <text:p text:style-name="P66"/>
      <text:p text:style-name="P67"/>
      <text:p text:style-name="P68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system" style:font-pitch="variable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Eduardo Izidorio</dc:creator>
    <meta:creation-date>2022-05-06T13:27:00Z</meta:creation-date>
    <dc:date>2022-05-27T14:27:00Z</dc:date>
    <meta:print-date>2022-05-27T14:25:00Z</meta:print-date>
    <meta:template xlink:href="Normal" xlink:type="simple"/>
    <meta:editing-cycles>6</meta:editing-cycles>
    <meta:editing-duration>PT4860S</meta:editing-duration>
    <meta:user-defined meta:name="AppVersion">15.0000</meta:user-defined>
    <meta:document-statistic meta:page-count="1" meta:paragraph-count="7" meta:word-count="568" meta:character-count="3633" meta:row-count="25" meta:non-whitespace-character-count="3072"/>
  </office:meta>
</office:document-meta>
</file>